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S Text" svg:font-family="'YS Text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06e" officeooo:paragraph-rsid="0016506e"/>
    </style:style>
    <style:style style:name="P2" style:family="paragraph" style:parent-style-name="Standard">
      <style:text-properties officeooo:paragraph-rsid="0016506e"/>
    </style:style>
    <style:style style:name="P3" style:family="paragraph" style:parent-style-name="Standard">
      <style:text-properties officeooo:rsid="00173431" officeooo:paragraph-rsid="00173431"/>
    </style:style>
    <style:style style:name="P4" style:family="paragraph" style:parent-style-name="Standard">
      <style:text-properties officeooo:rsid="0018b884" officeooo:paragraph-rsid="0018b884"/>
    </style:style>
    <style:style style:name="P5" style:family="paragraph" style:parent-style-name="Standard">
      <style:text-properties officeooo:paragraph-rsid="0018b884"/>
    </style:style>
    <style:style style:name="P6" style:family="paragraph" style:parent-style-name="Standard">
      <style:text-properties officeooo:rsid="0018fb2a" officeooo:paragraph-rsid="0018fb2a"/>
    </style:style>
    <style:style style:name="P7" style:family="paragraph" style:parent-style-name="Standard">
      <style:text-properties officeooo:rsid="001a1339" officeooo:paragraph-rsid="001a1339"/>
    </style:style>
    <style:style style:name="P8" style:family="paragraph" style:parent-style-name="Standard">
      <style:text-properties officeooo:rsid="00173431" officeooo:paragraph-rsid="00173431"/>
    </style:style>
    <style:style style:name="P9" style:family="paragraph" style:parent-style-name="Standard">
      <style:text-properties fo:font-variant="normal" fo:text-transform="none" fo:color="#2b2b2b" style:font-name="YS Text" fo:font-size="11.25pt" fo:letter-spacing="normal" fo:font-style="normal" fo:font-weight="normal" officeooo:rsid="0018b884" officeooo:paragraph-rsid="0018b884"/>
    </style:style>
    <style:style style:name="P10" style:family="paragraph" style:parent-style-name="Standard" style:list-style-name="L1">
      <style:text-properties officeooo:rsid="0018fb2a" officeooo:paragraph-rsid="0018fb2a"/>
    </style:style>
    <style:style style:name="P11" style:family="paragraph" style:parent-style-name="Standard">
      <style:text-properties officeooo:rsid="0018fb2a" officeooo:paragraph-rsid="0018fb2a"/>
    </style:style>
    <style:style style:name="P12" style:family="paragraph" style:parent-style-name="Standard">
      <style:text-properties fo:color="#c9211e" officeooo:rsid="00173431" officeooo:paragraph-rsid="00173431"/>
    </style:style>
    <style:style style:name="T1" style:family="text">
      <style:text-properties officeooo:rsid="0016506e"/>
    </style:style>
    <style:style style:name="T2" style:family="text">
      <style:text-properties fo:color="#c9211e"/>
    </style:style>
    <style:style style:name="T3" style:family="text">
      <style:text-properties fo:color="#c9211e" officeooo:rsid="00173431"/>
    </style:style>
    <style:style style:name="T4" style:family="text">
      <style:text-properties officeooo:rsid="00173431"/>
    </style:style>
    <style:style style:name="T5" style:family="text">
      <style:text-properties officeooo:rsid="0018b884"/>
    </style:style>
    <style:style style:name="T6" style:family="text">
      <style:text-properties fo:font-variant="normal" fo:text-transform="none" fo:color="#2b2b2b" style:font-name="YS Text" fo:font-size="11.25pt" fo:letter-spacing="normal" fo:font-style="normal" fo:font-weight="normal"/>
    </style:style>
    <style:style style:name="T7" style:family="text">
      <style:text-properties fo:font-variant="normal" fo:text-transform="none" fo:color="#2b2b2b" style:font-name="YS Text" fo:font-size="11.25pt" fo:letter-spacing="normal" fo:font-style="normal" fo:font-weight="normal" officeooo:rsid="0018b8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а 1. ВЫБОР ПРОГРАММНО-АППАРАТНОЙ ПЛАТФОРМЫ ДЛЯ РАЗРАБОТКИ</text:p>
      <text:p text:style-name="P1"/>
      <text:p text:style-name="P1">2.1. Средства разработки</text:p>
      <text:p text:style-name="P1">Программные средства</text:p>
      <text:p text:style-name="P1">Основной текст веб-сервиса “Restaurant Reviews” написан на мультипарадигменном, высокоуровневом языке программирования Javascript с использованием стандарта <text:span text:style-name="T2">EcmaScript 2015.</text:span> Он может быть использован для разработки в объектно-ориентированномм, функциональном, декларативном стиле.</text:p>
      <text:p text:style-name="P1"/>
      <text:p text:style-name="P2"><text:span text:style-name="T4">Пользовательский интерфейс написаны c использованием фреймворка React </text:span><text:span text:style-name="T3">и технологии JSX.</text:span></text:p>
      <text:p text:style-name="P1"/>
      <text:p text:style-name="P3">React позволяет разрабатывать интерактивные пользовательстке интерфейсы с помощью инкапсулированных компоментов. Фреймворк обновляет состояние приложение только тогда, когда это необходимо, что существенно повышает производительность разрабатываемых приложений.</text:p>
      <text:p text:style-name="P1"/>
      <text:p text:style-name="P3">Серверная часть приложения реализована с помощью технологии SailsJS, написанной на <text:s/><text:span text:style-name="T1">Javascript.</text:span></text:p>
      <text:p text:style-name="P3"/>
      <text:p text:style-name="P3"/>
      <text:p text:style-name="P3"/>
      <text:p text:style-name="P12">*** <text:span text:style-name="T5">допиши про используемые инструменты***</text:span></text:p>
      <text:p text:style-name="P3"/>
      <text:p text:style-name="P4">Для разработки использовались средующие иснтрументы</text:p>
      <text:p text:style-name="P4"/>
      <text:p text:style-name="P4">WebStorm – среда разработки, которая предназначина для создания приложений на языке Javascript. В нее встроены удобные механизмы отладки, она ползволяет работать с сиситемой контроля версий в том же окне, также она упрощает процесс рефакторинга и тестирования.</text:p>
      <text:p text:style-name="P4"/>
      <text:p text:style-name="P4">Аппаратные средства</text:p>
      <text:p text:style-name="P4"/>
      <text:p text:style-name="P4">Ноутбук Dell Inspirion 5520:</text:p>
      <text:p text:style-name="P4">Процессор: Intel Core i3-4130</text:p>
      <text:p text:style-name="P4">Оперативная память: DDR3 4Гб</text:p>
      <text:p text:style-name="P4">Постоянная память 1000 Гб</text:p>
      <text:p text:style-name="P4">Интегрированная видеокарта Intel HD Graphics 4400</text:p>
      <text:p text:style-name="P4"/>
      <text:p text:style-name="P4">Смартфон Xiaomi Redmi Note 8T</text:p>
      <text:p text:style-name="P5"><text:span text:style-name="T5">Процессор </text:span><text:span text:style-name="T6">Qualcomm Snapdrag<text:tab/>on 665</text:span></text:p>
      <text:p text:style-name="P5"><text:span text:style-name="T7">Оперативная память </text:span><text:span text:style-name="T6">4 ГБ</text:span></text:p>
      <text:p text:style-name="P9">Постоянная память 128 Гб</text:p>
      <text:p text:style-name="P9">Видеопроцессор Adreno 610</text:p>
      <text:p text:style-name="P4"/>
      <text:p text:style-name="P4"/>
      <text:p text:style-name="P6">2.2. Требования к программному обеспечению</text:p>
      <text:p text:style-name="P6"/>
      <text:p text:style-name="P6">Программное обеспечение, необходимое для функционирования программы</text:p>
      <text:list xml:id="list288915276" text:style-name="L1">
        <text:list-item>
          <text:p text:style-name="P10">среда разработки WebStorm 2019.3.1.</text:p>
        </text:list-item>
        <text:list-item>
          <text:p text:style-name="P10">Браузер, поддерживающий технологию Service Worker (Chrome, Opera, Firefox Nightly, Microsoft Edge)</text:p>
        </text:list-item>
      </text:list>
      <text:p text:style-name="P6">2.3. Требования к работе с системой контроля версий</text:p>
      <text:p text:style-name="P6"><text:soft-page-break/>Система управления версиями, или контроля версий, записывает историю изменения файла или набора файлов для обеспечения доступа к конкретной версии в случае необходимости. Использование этой технологии позволяет сделать работу с проектом более безопасной и удобной.</text:p>
      <text:p text:style-name="P7">В качестве системы контроля верий был выбран git. Использовались локальный и удаленный репозитории.</text:p>
      <text:p text:style-name="P7">Локальный репозиторий хранил текущее состояние кода, с которым велась работа на протяжении всей разработки. Удаленный репозиторий хранил рабочую версию кода на стороннем сервере.</text:p>
      <text:p text:style-name="P7">Для каждой задачи в репозитории создавала отдельная ветка, в которую вносились изменения, объединенные общей идеей. В случае, если функциональность утрачивала свою необходимость или если она была экспериментальной, то ветка, в которой велась разработка, удалялась.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S Text" svg:font-family="'YS Text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1:36:59.669900697</meta:creation-date>
    <dc:date>2020-04-23T10:17:35.666710077</dc:date>
    <meta:editing-duration>PT17M54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30" meta:word-count="316" meta:character-count="2594" meta:non-whitespace-character-count="2308"/>
  </office:meta>
</office:document-meta>
</file>